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officeooo:paragraph-rsid="001a9e87"/>
    </style:style>
    <style:style style:name="T1" style:family="text">
      <style:text-properties officeooo:rsid="001a9e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 3 – WIRED TOPOLOGY IMPLEMENTATION</text:p>
      <text:p text:style-name="Standard"/>
      <text:p text:style-name="Standard"/>
      <text:p text:style-name="P1">Overview</text:p>
      <text:p text:style-name="Standard"/>
      <text:p text:style-name="Standard">Objective is to implement a 3 source nodes to 1 destination node topology in NS2 using wire<text:span text:style-name="T1">less</text:span> transmission medium.</text:p>
      <text:p text:style-name="Standard"/>
      <text:p text:style-name="P1">Steps</text:p>
      <text:p text:style-name="Standard"/>
      <text:p text:style-name="Standard">1) Create a simulator object.</text:p>
      <text:p text:style-name="Standard">2) <text:span text:style-name="T1">Define type of channel</text:span></text:p>
      <text:p text:style-name="Standard">3) Define <text:span text:style-name="T1">the radio model</text:span></text:p>
      <text:p text:style-name="Standard">4) <text:span text:style-name="T1">Set NIC and MAC</text:span></text:p>
      <text:p text:style-name="Standard">5) <text:span text:style-name="T1">Determine the type of queueing interface</text:span></text:p>
      <text:p text:style-name="Standard">6) <text:span text:style-name="T1">Set Link Layer type</text:span></text:p>
      <text:p text:style-name="Standard">7) <text:span text:style-name="T1">Define the antenna model</text:span></text:p>
      <text:p text:style-name="Standard">8) <text:span text:style-name="T1">Cap the max packet in interface queue</text:span></text:p>
      <text:p text:style-name="P3">9) <text:span text:style-name="T1">Set routing protocol and number of mobile nodes</text:span></text:p>
      <text:p text:style-name="P3">10) <text:span text:style-name="T1">Create flatgrid topology and configure adhoc routing with relevant charecteristics</text:span></text:p>
      <text:p text:style-name="Standard">11) <text:span text:style-name="T1">Predefine X,Y, Z positions of the nodes</text:span></text:p>
      <text:p text:style-name="Standard">1<text:span text:style-name="T1">2</text:span>) Schedule events for the <text:span text:style-name="T1">TCP</text:span> and FTP agents</text:p>
      <text:p text:style-name="Standard">1<text:span text:style-name="T1">3</text:span>) Detach tcp and sink agents</text:p>
      <text:p text:style-name="Standard">1<text:span text:style-name="T1">4</text:span>) Call the finish procedure </text:p>
      <text:p text:style-name="Standard">1<text:span text:style-name="T1">5</text:span>) Run the simulation.</text:p>
      <text:p text:style-name="Standard"/>
      <text:p text:style-name="P1">Key Commands</text:p>
      <text:p text:style-name="Standard"/>
      <text:p text:style-name="Standard">set - assigning values</text:p>
      <text:p text:style-name="Standard">proc - defining procedure </text:p>
      <text:p text:style-name="P3"><text:span text:style-name="T1">topo load_flatgrid – initializesgrip for topology object</text:span></text:p>
      <text:p text:style-name="P3"><text:span text:style-name="T1">ns node-config - n</text:span>umber of nodes can be configured for a set of parameters.</text:p>
      <text:p text:style-name="Standard">ns attach-agent - attaches an agent object created to a node object</text:p>
      <text:p text:style-name="Standard">tcp,ftp,udp - commands for setting up respective connections</text:p>
      <text:p text:style-name="Standard">puts - print OP</text:p>
      <text:p text:style-name="Standard"/>
      <text:p text:style-name="P1">References</text:p>
      <text:p text:style-name="Standard"/>
      <text:p text:style-name="Standard">https://github.com/0xalen/ns2_scripts/blob/master/wireless-simple_model.tc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8T16:46:09.779605115</meta:creation-date>
    <dc:date>2022-11-18T16:58:40.254376056</dc:date>
    <meta:editing-duration>PT2M10S</meta:editing-duration>
    <meta:editing-cycles>1</meta:editing-cycles>
    <meta:document-statistic meta:table-count="0" meta:image-count="0" meta:object-count="0" meta:page-count="1" meta:paragraph-count="29" meta:word-count="179" meta:character-count="1121" meta:non-whitespace-character-count="967"/>
    <meta:generator>LibreOffice/6.4.7.2$Linux_X86_64 LibreOffice_project/40$Build-2</meta:generator>
  </office:meta>
</office:document-meta>
</file>